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765973"/>
          <table:table-cell office:value-type="float" office:value="0.69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19.0"/>
          <table:table-cell office:value-type="float" office:value="92968.0"/>
          <table:table-cell office:value-type="float" office:value="334924.0"/>
          <table:table-cell office:value-type="float" office:value="86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794729"/>
          <table:table-cell office:value-type="float" office:value="0.7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947.0"/>
          <table:table-cell office:value-type="float" office:value="92968.0"/>
          <table:table-cell office:value-type="float" office:value="334924.0"/>
          <table:table-cell office:value-type="float" office:value="859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763911"/>
          <table:table-cell office:value-type="float" office:value="0.68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506.0"/>
          <table:table-cell office:value-type="float" office:value="92968.0"/>
          <table:table-cell office:value-type="float" office:value="334922.0"/>
          <table:table-cell office:value-type="float" office:value="86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749445"/>
          <table:table-cell office:value-type="float" office:value="0.67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0.0"/>
          <table:table-cell office:value-type="float" office:value="1934.0"/>
          <table:table-cell office:value-type="float" office:value="92968.0"/>
          <table:table-cell office:value-type="float" office:value="334932.0"/>
          <table:table-cell office:value-type="float" office:value="867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750521"/>
          <table:table-cell office:value-type="float" office:value="0.67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39.0"/>
          <table:table-cell office:value-type="float" office:value="92968.0"/>
          <table:table-cell office:value-type="float" office:value="334933.0"/>
          <table:table-cell office:value-type="float" office:value="86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435121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3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743098"/>
          <table:table-cell office:value-type="float" office:value="0.68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778.0"/>
          <table:table-cell office:value-type="float" office:value="98904.0"/>
          <table:table-cell office:value-type="float" office:value="352197.0"/>
          <table:table-cell office:value-type="float" office:value="90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664021"/>
          <table:table-cell office:value-type="float" office:value="0.59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276.0"/>
          <table:table-cell office:value-type="float" office:value="98904.0"/>
          <table:table-cell office:value-type="float" office:value="352207.0"/>
          <table:table-cell office:value-type="float" office:value="90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754017"/>
          <table:table-cell office:value-type="float" office:value="0.6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080.0"/>
          <table:table-cell office:value-type="float" office:value="98904.0"/>
          <table:table-cell office:value-type="float" office:value="352216.0"/>
          <table:table-cell office:value-type="float" office:value="883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576479"/>
          <table:table-cell office:value-type="float" office:value="0.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8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84435"/>
          <table:table-cell office:value-type="float" office:value="0.2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34002.0"/>
          <table:table-cell office:value-type="float" office:value="123543.0"/>
          <table:table-cell office:value-type="float" office:value="50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50778"/>
          <table:table-cell office:value-type="float" office:value="0.2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34002.0"/>
          <table:table-cell office:value-type="float" office:value="123543.0"/>
          <table:table-cell office:value-type="float" office:value="47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60872"/>
          <table:table-cell office:value-type="float" office:value="0.1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34002.0"/>
          <table:table-cell office:value-type="float" office:value="123543.0"/>
          <table:table-cell office:value-type="float" office:value="452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31876"/>
          <table:table-cell office:value-type="float" office:value="0.2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34002.0"/>
          <table:table-cell office:value-type="float" office:value="123543.0"/>
          <table:table-cell office:value-type="float" office:value="55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334963"/>
          <table:table-cell office:value-type="float" office:value="0.2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34002.0"/>
          <table:table-cell office:value-type="float" office:value="123543.0"/>
          <table:table-cell office:value-type="float" office:value="542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820425"/>
          <table:table-cell office:value-type="float" office:value="0.75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649.0"/>
          <table:table-cell office:value-type="float" office:value="88476.0"/>
          <table:table-cell office:value-type="float" office:value="320673.0"/>
          <table:table-cell office:value-type="float" office:value="83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642934"/>
          <table:table-cell office:value-type="float" office:value="0.58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105.0"/>
          <table:table-cell office:value-type="float" office:value="88476.0"/>
          <table:table-cell office:value-type="float" office:value="320672.0"/>
          <table:table-cell office:value-type="float" office:value="846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689429"/>
          <table:table-cell office:value-type="float" office:value="0.6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79.0"/>
          <table:table-cell office:value-type="float" office:value="88476.0"/>
          <table:table-cell office:value-type="float" office:value="320672.0"/>
          <table:table-cell office:value-type="float" office:value="84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0.66491"/>
          <table:table-cell office:value-type="float" office:value="0.5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133.0"/>
          <table:table-cell office:value-type="float" office:value="88476.0"/>
          <table:table-cell office:value-type="float" office:value="320672.0"/>
          <table:table-cell office:value-type="float" office:value="84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637906"/>
          <table:table-cell office:value-type="float" office:value="0.5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60.0"/>
          <table:table-cell office:value-type="float" office:value="88476.0"/>
          <table:table-cell office:value-type="float" office:value="320674.0"/>
          <table:table-cell office:value-type="float" office:value="82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62245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11311.0"/>
          <table:table-cell office:value-type="float" office:value="41372.0"/>
          <table:table-cell office:value-type="float" office:value="42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43354"/>
          <table:table-cell office:value-type="float" office:value="0.0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11311.0"/>
          <table:table-cell office:value-type="float" office:value="41372.0"/>
          <table:table-cell office:value-type="float" office:value="45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41546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11311.0"/>
          <table:table-cell office:value-type="float" office:value="41372.0"/>
          <table:table-cell office:value-type="float" office:value="12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5096"/>
          <table:table-cell office:value-type="float" office:value="0.0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11311.0"/>
          <table:table-cell office:value-type="float" office:value="41372.0"/>
          <table:table-cell office:value-type="float" office:value="44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70883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311.0"/>
          <table:table-cell office:value-type="float" office:value="41372.0"/>
          <table:table-cell office:value-type="float" office:value="41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